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018"/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83" calcext:value-type="float">
            <text:p>183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67" calcext:value-type="float">
            <text:p>167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1" calcext:value-type="float">
            <text:p>231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75" calcext:value-type="float">
            <text:p>175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4" calcext:value-type="float">
            <text:p>124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1" calcext:value-type="float">
            <text:p>231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68" calcext:value-type="float">
            <text:p>168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39" calcext:value-type="float">
            <text:p>239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18" calcext:value-type="float">
            <text:p>118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192" calcext:value-type="float">
            <text:p>192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10" calcext:value-type="float">
            <text:p>210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1" calcext:value-type="float">
            <text:p>251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F1945" table:display-filter-buttons="true">
          <table:filter>
            <table:filter-and>
              <table:filter-condition table:field-number="1" table:value="1" table:operator="=">
                <table:filter-set-item table:value="1"/>
                <table:filter-set-item table:value="0.875"/>
                <table:filter-set-item table:value="0.625"/>
                <table:filter-set-item table:value="0.5"/>
                <table:filter-set-item table:value="0.25"/>
                <table:filter-set-item table:value="0.375"/>
                <table:filter-set-item table:value="0.125"/>
                <table:filter-set-item table:value="0.75"/>
              </table:filter-condition>
              <table:filter-condition table:field-number="2" table:value="0.875" table:operator="=">
                <table:filter-set-item table:value="0.875"/>
                <table:filter-set-item table:value="0.75"/>
                <table:filter-set-item table:value="0.625"/>
                <table:filter-set-item table:value="0.5"/>
              </table:filter-condition>
              <table:filter-condition table:field-number="5" table:value="255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22:04:24.039169540</dc:date>
    <dc:creator>John Lusk</dc:creator>
    <meta:document-statistic meta:table-count="1" meta:cell-count="11670" meta:object-count="0"/>
    <meta:generator>LibreOffice/4.2.7.2$Linux_X86_64 LibreOffice_project/420m0$Build-2</meta:generator>
  </office:meta>
</office:document-meta>
</file>